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24-01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23-02-0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22-09-0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22-05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22-02-0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21-01-26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20-09-08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20-01-31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9-09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9-04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9-01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8-09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8-05-14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8-01-24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7-05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7-01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6-09-29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6-05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6-01-11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5-07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5-01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4-01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3-02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1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5-03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200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199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199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1997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1996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199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73</text:p>
          </table:table-cell>
          <table:table-cell office:value-type="string" calcext:value-type="string">
            <text:p>MM12773</text:p>
          </table:table-cell>
          <table:table-cell office:value-type="string" calcext:value-type="string">
            <text:p>199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